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34000000B2E52CA5D5.jpg"/>
  <manifest:file-entry manifest:media-type="image/gif" manifest:full-path="Pictures/100002000000000A0000000ADFBE81A4.gif"/>
  <manifest:file-entry manifest:media-type="image/png" manifest:full-path="Pictures/100002010000082D000000A4C4012CB1.png"/>
  <manifest:file-entry manifest:media-type="image/gif" manifest:full-path="Pictures/100000000000001C00000020D876C24E.gif"/>
  <manifest:file-entry manifest:media-type="image/png" manifest:full-path="Pictures/10000000000000200000002000309F1C.png"/>
  <manifest:file-entry manifest:media-type="image/png" manifest:full-path="Pictures/1000000000000834000001DE1F6A9088.png"/>
  <manifest:file-entry manifest:media-type="image/png" manifest:full-path="Pictures/100000000000041A0000007D712A2EC9.png"/>
  <manifest:file-entry manifest:media-type="image/png" manifest:full-path="Pictures/100002010000001200000012749E27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pr1" style:family="presentation" style:parent-style-name="modèle_25_20obeo-notes">
      <style:graphic-properties draw:fill-color="#ffffff" draw:auto-grow-height="true" fo:min-height="13.365cm"/>
    </style:style>
    <style:style style:name="pr2" style:family="presentation" style:parent-style-name="modèle_25_20intro-title">
      <style:graphic-properties draw:auto-grow-height="true" fo:min-height="3.507cm"/>
    </style:style>
    <style:style style:name="pr3" style:family="presentation" style:parent-style-name="modèle_25_20intro-outline1">
      <style:graphic-properties fo:min-height="13.609cm"/>
    </style:style>
    <style:style style:name="pr4" style:family="presentation" style:parent-style-name="modèle_25_20intro-notes">
      <style:graphic-properties draw:fill-color="#ffffff" fo:min-height="13.114cm"/>
    </style:style>
    <style:style style:name="pr5" style:family="presentation" style:parent-style-name="modèle_25_20intro-title">
      <style:graphic-properties fo:min-height="3.506cm"/>
    </style:style>
    <style:style style:name="pr6" style:family="presentation" style:parent-style-name="modèle_25_20intro-outline1">
      <style:graphic-properties fo:min-height="14.423cm"/>
    </style:style>
    <style:style style:name="pr7" style:family="presentation" style:parent-style-name="modèle_25_20intr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family="'Gill Sans MT'" style:font-family-generic="swiss" style:font-pitch="variable" fo:font-size="33pt" fo:font-weight="bold" style:font-size-asian="33pt" style:font-weight-asian="bold" style:font-size-complex="33pt" style:font-weight-complex="bold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color="#4c4c4c" fo:font-family="'Gill Sans MT'" style:font-family-generic="swiss" style:font-pitch="variable"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0pt"/>
    </style:style>
    <style:style style:name="T1" style:family="text">
      <style:text-properties fo:color="#4c4c4c" fo:font-family="'Gill Sans MT'" style:font-family-generic="swiss" style:font-pitch="variable" fo:font-size="30pt" fo:language="fr" fo:country="FR" fo:font-weight="bold" style:font-size-asian="30pt" style:font-weight-asian="bold" style:font-size-complex="30pt" style:font-weight-complex="bold"/>
    </style:style>
    <style:style style:name="T2" style:family="text">
      <style:text-properties fo:color="#4c4c4c" fo:font-family="'Gill Sans MT'" style:font-family-generic="swiss" style:font-pitch="variable" fo:font-size="22pt" fo:language="fr" fo:country="FR" style:font-size-asian="22pt" style:font-size-complex="22pt"/>
    </style:style>
    <style:style style:name="T3" style:family="text">
      <style:text-properties fo:color="#4c4c4c" fo:font-family="'Gill Sans MT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200000012749E27B0.png" xlink:type="simple" xlink:show="embed" xlink:actuate="onLoad">
        <style:list-level-properties text:space-before="0.3cm" text:min-label-width="0.9cm" style:vertical-pos="middle" style:vertical-rel="line" fo:width="0.302cm" fo:height="0.302cm"/>
      </text:list-level-style-image>
      <text:list-level-style-image text:level="2" xlink:href="Pictures/100002010000001200000012749E27B0.png" xlink:type="simple" xlink:show="embed" xlink:actuate="onLoad">
        <style:list-level-properties text:space-before="1.5cm" text:min-label-width="0.9cm" style:vertical-pos="middle" style:vertical-rel="line" fo:width="0.302cm" fo:height="0.302cm"/>
      </text:list-level-style-image>
      <text:list-level-style-image text:level="3" xlink:href="Pictures/100002010000001200000012749E27B0.png" xlink:type="simple" xlink:show="embed" xlink:actuate="onLoad">
        <style:list-level-properties text:space-before="2.8cm" text:min-label-width="0.8cm" style:vertical-pos="middle" style:vertical-rel="line" fo:width="0.302cm" fo:height="0.302cm"/>
      </text:list-level-style-image>
      <text:list-level-style-image text:level="4" xlink:href="Pictures/100002010000001200000012749E27B0.png" xlink:type="simple" xlink:show="embed" xlink:actuate="onLoad">
        <style:list-level-properties text:space-before="4.2cm" text:min-label-width="0.6cm" style:vertical-pos="middle" style:vertical-rel="line" fo:width="0.302cm" fo:height="0.302cm"/>
      </text:list-level-style-image>
      <text:list-level-style-image text:level="5" xlink:href="Pictures/100002010000001200000012749E27B0.png" xlink:type="simple" xlink:show="embed" xlink:actuate="onLoad">
        <style:list-level-properties text:space-before="5.4cm" text:min-label-width="0.6cm" style:vertical-pos="middle" style:vertical-rel="line" fo:width="0.302cm" fo:height="0.302cm"/>
      </text:list-level-style-image>
      <text:list-level-style-image text:level="6" xlink:href="Pictures/100002010000001200000012749E27B0.png" xlink:type="simple" xlink:show="embed" xlink:actuate="onLoad">
        <style:list-level-properties text:space-before="6.6cm" text:min-label-width="0.6cm" style:vertical-pos="middle" style:vertical-rel="line" fo:width="0.302cm" fo:height="0.302cm"/>
      </text:list-level-style-image>
      <text:list-level-style-image text:level="7" xlink:href="Pictures/100002010000001200000012749E27B0.png" xlink:type="simple" xlink:show="embed" xlink:actuate="onLoad">
        <style:list-level-properties text:space-before="7.8cm" text:min-label-width="0.6cm" style:vertical-pos="middle" style:vertical-rel="line" fo:width="0.302cm" fo:height="0.302cm"/>
      </text:list-level-style-image>
      <text:list-level-style-image text:level="8" xlink:href="Pictures/100002010000001200000012749E27B0.png" xlink:type="simple" xlink:show="embed" xlink:actuate="onLoad">
        <style:list-level-properties text:space-before="9cm" text:min-label-width="0.6cm" style:vertical-pos="middle" style:vertical-rel="line" fo:width="0.302cm" fo:height="0.302cm"/>
      </text:list-level-style-image>
      <text:list-level-style-image text:level="9" xlink:href="Pictures/100002010000001200000012749E27B0.png" xlink:type="simple" xlink:show="embed" xlink:actuate="onLoad">
        <style:list-level-properties text:space-before="10.2cm" text:min-label-width="0.6cm" style:vertical-pos="middle" style:vertical-rel="line" fo:width="0.302cm" fo:height="0.302cm"/>
      </text:list-level-style-image>
      <text:list-level-style-image text:level="10" xlink:href="Pictures/100002010000001200000012749E27B0.png" xlink:type="simple" xlink:show="embed" xlink:actuate="onLoad">
        <style:list-level-properties text:space-before="11.4cm" text:min-label-width="0.6cm" style:vertical-pos="middle" style:vertical-rel="line" fo:width="0.302cm" fo:height="0.302cm"/>
      </text:list-level-style-image>
    </text:list-style>
  </office:automatic-styles>
  <office:body>
    <office:presentation>
      <draw:page draw:name="page1" draw:style-name="dp1" draw:master-page-name="modèle_25_20obeo" presentation:presentation-page-layout-name="AL1T0">
        <office:forms form:automatic-focus="false" form:apply-design-mode="false"/>
        <draw:frame draw:style-name="gr1" draw:text-style-name="P2" draw:layer="layout" svg:width="22cm" svg:height="3.231cm" svg:x="3.25cm" svg:y="6.519cm">
          <draw:text-box>
            <text:p text:style-name="P1"><text:span text:style-name="T1">Outillez le développement de vos applications</text:span></text:p>
          </draw:text-box>
        </draw:frame>
        <draw:frame draw:style-name="gr1" draw:text-style-name="P4" draw:layer="layout" svg:width="27cm" svg:height="1.115cm" svg:x="0.5cm" svg:y="11.035cm">
          <draw:text-box>
            <text:p text:style-name="P3"><text:span text:style-name="T2">l'exemple d'une application Chrome</text:span></text:p>
          </draw:text-box>
        </draw:frame>
        <draw:frame draw:style-name="standard" draw:text-style-name="P5" draw:layer="layout" svg:width="20cm" svg:height="1.835cm" svg:x="4.75cm" svg:y="15.5cm">
          <draw:text-box>
            <text:p><text:span text:style-name="T3">Stéphane Bégaudeau</text:span><text:span text:style-name="T3"><text:tab/></text:span><text:span text:style-name="T3"><text:tab/></text:span><text:span text:style-name="T3"><text:tab/></text:span><text:span text:style-name="T3"><text:tab/></text:span><text:span text:style-name="T3">@sbegaudeau</text:span></text:p>
            <text:p><text:span text:style-name="T3">Brun Cédric <text:s text:c="41"/>@bruncedr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odèle_25_20intro" presentation:presentation-page-layout-name="AL2T1">
        <office:forms form:automatic-focus="false" form:apply-design-mode="false"/>
        <draw:frame presentation:style-name="pr2" draw:layer="layout" svg:width="25.199cm" svg:height="3.507cm" svg:x="1.4cm" svg:y="1.337cm" presentation:class="title" presentation:user-transformed="true">
          <draw:text-box>
            <text:p>Présentation</text:p>
          </draw:text-box>
        </draw:frame>
        <draw:frame presentation:style-name="pr3" draw:layer="layout" svg:width="25.199cm" svg:height="13.609cm" svg:x="1.4cm" svg:y="5.3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Plan de la présentation</text:p>
          </draw:text-box>
        </draw:frame>
        <draw:frame presentation:style-name="pr6" draw:layer="layout" svg:width="25.75cm" svg:height="14.423cm" svg:x="1.25cm" svg:y="4.75cm" presentation:class="outline">
          <draw:text-box>
            <text:list text:style-name="L2">
              <text:list-item>
                <text:p>Aperçu de la cible à générer</text:p>
              </text:list-item>
              <text:list-item>
                <text:p>Description des outils utilisés</text:p>
              </text:list-item>
              <text:list-item>
                <text:p>Analyze du méta-modèle</text:p>
                <text:list>
                  <text:list-item>
                    <text:p>Les concepts modélisés</text:p>
                  </text:list-item>
                </text:list>
              </text:list-item>
              <text:list-item>
                <text:p>Présentation d'Acceleo et de la génération de code</text:p>
                <text:list>
                  <text:list-item>
                    <text:p>Les concepts utilisés dans un générateur</text:p>
                  </text:list-item>
                  <text:list-item>
                    <text:p>Le language</text:p>
                  </text:list-item>
                  <text:list-item>
                    <text:p>Conception du générateur</text:p>
                  </text:list-item>
                  <text:list-item>
                    <text:p>Amélioration du générateur</text:p>
                  </text:list-item>
                </text:list>
              </text:list-item>
              <text:list-item>
                <text:p>Présentation des éditeurs EEF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Aperçu de la cible à générer</text:p>
          </draw:text-box>
        </draw:frame>
        <draw:frame presentation:style-name="pr6" draw:layer="layout" svg:width="25.75cm" svg:height="14.423cm" svg:x="1.25cm" svg:y="4.7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Description des outils</text:p>
          </draw:text-box>
        </draw:frame>
        <draw:frame presentation:style-name="pr6" draw:layer="layout" svg:width="25.75cm" svg:height="14.423cm" svg:x="1.25cm" svg:y="4.7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Modélisation avec EMF</text:p>
          </draw:text-box>
        </draw:frame>
        <draw:frame presentation:style-name="pr6" draw:layer="layout" svg:width="25.75cm" svg:height="14.423cm" svg:x="1.25cm" svg:y="4.75cm" presentation:class="outline">
          <draw:text-box>
            <text:list text:style-name="L2">
              <text:list-item>
                <text:p>EMF</text:p>
              </text:list-item>
              <text:list-item>
                <text:p>Modèles</text:p>
              </text:list-item>
              <text:list-item>
                <text:p>Ecore</text:p>
              </text:list-item>
              <text:list-item>
                <text:p>Genmodel</text:p>
              </text:list-item>
              <text:list-item>
                <text:p>Code Java</text:p>
              </text:list-item>
              <text:list-item>
                <text:p>Concepts modélisés dans notre 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Conception d'un générateur de code</text:p>
          </draw:text-box>
        </draw:frame>
        <draw:frame presentation:style-name="pr6" draw:layer="layout" svg:width="25.75cm" svg:height="14.423cm" svg:x="1.25cm" svg:y="4.75cm" presentation:class="outline">
          <draw:text-box>
            <text:list text:style-name="L2">
              <text:list-item>
                <text:p>Acceleo</text:p>
              </text:list-item>
              <text:list-item>
                <text:p>Générateur Acceleo</text:p>
              </text:list-item>
              <text:list-item>
                <text:p>Language Acceleo</text:p>
              </text:list-item>
              <text:list-item>
                <text:p>Template</text:p>
              </text:list-item>
              <text:list-item>
                <text:p>Query</text:p>
              </text:list-item>
              <text:list-item>
                <text:p>Générateur basique</text:p>
              </text:list-item>
              <text:list-item>
                <text:p>Améliorations possib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Génération d'un éditeur pour nos modèles</text:p>
          </draw:text-box>
        </draw:frame>
        <draw:frame presentation:style-name="pr6" draw:layer="layout" svg:width="25.75cm" svg:height="14.423cm" svg:x="1.25cm" svg:y="4.75cm" presentation:class="outline">
          <draw:text-box>
            <text:list text:style-name="L2">
              <text:list-item>
                <text:p>EEF</text:p>
              </text:list-item>
              <text:list-item>
                <text:p>Les modèles de paramétrages utilisés par EE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Conclusion</text:p>
          </draw:text-box>
        </draw:frame>
        <draw:frame presentation:style-name="pr6" draw:layer="layout" svg:width="25.75cm" svg:height="14.423cm" svg:x="1.25cm" svg:y="4.7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4c4c4c" style:text-outline="false" style:text-line-through-style="none" style:text-position="0% 100%" fo:font-family="'Gill Sans MT'" style:font-style-name="Normal" style:font-family-generic="swiss" style:font-pitch="variabl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fa" style:country-complex="IR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ck" style:family="graphic" style:parent-style-name="headline">
      <style:graphic-properties draw:stroke-dash="Dash_20_1" draw:fill-gradient-name="Gradient_20_7" draw:fill-hatch-name="Hatch_20_1" draw:fill-image-name="Bitmape_20_1"/>
    </style:style>
    <style:style style:name="modèle_25_20obeo-background" style:display-name="modèle%20obeo-background" style:family="presentation">
      <style:graphic-properties draw:stroke="none" draw:fill="none" draw:fill-image-width="0cm" draw:fill-image-height="0cm"/>
      <style:text-properties style:letter-kerning="true"/>
    </style:style>
    <style:style style:name="modèle_25_20obeo-backgroundobjects" style:display-name="modèle%20obeo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modèle_25_20obeo-notes" style:display-name="modèle%20obe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modèle_25_20obeo-outline1" style:display-name="modèle%20obeo-outline1" style:family="presentation">
      <style:graphic-properties draw:stroke="none" draw:fill="none">
        <text:list-style style:name="modèle_25_20obeo-outline1" style:display-name="modèle%20obe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8cm" fo:text-indent="0cm"/>
      <style:text-properties fo:color="#4c4c4c" style:text-outline="false" style:text-line-through-style="none" fo:font-family="'Gill Sans MT'" style:font-style-name="Normal" style:font-family-generic="swiss" style:font-pitch="variable" fo:font-size="3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odèle_25_20obeo-outline2" style:display-name="modèle%20obeo-outline2" style:family="presentation" style:parent-style-name="modèle_25_20obeo-outline1">
      <style:paragraph-properties fo:margin-top="0cm" fo:margin-bottom="0.4cm"/>
      <style:text-properties fo:color="#4c4c4c" fo:font-size="28pt" style:font-size-asian="28pt" style:font-size-complex="28pt"/>
    </style:style>
    <style:style style:name="modèle_25_20obeo-outline3" style:display-name="modèle%20obeo-outline3" style:family="presentation" style:parent-style-name="modèle_25_20obeo-outline2">
      <style:paragraph-properties fo:margin-top="0cm" fo:margin-bottom="0.3cm"/>
      <style:text-properties fo:color="#4c4c4c" fo:font-size="24pt" style:font-size-asian="24pt" style:font-size-complex="24pt"/>
    </style:style>
    <style:style style:name="modèle_25_20obeo-outline4" style:display-name="modèle%20obeo-outline4" style:family="presentation" style:parent-style-name="modèle_25_20obeo-outline3">
      <style:paragraph-properties fo:margin-top="0cm" fo:margin-bottom="0.2cm"/>
      <style:text-properties fo:color="#4c4c4c" fo:font-size="20pt" style:font-size-asian="20pt" style:font-size-complex="20pt"/>
    </style:style>
    <style:style style:name="modèle_25_20obeo-outline5" style:display-name="modèle%20obeo-outline5" style:family="presentation" style:parent-style-name="modèle_25_20obeo-outline4">
      <style:paragraph-properties fo:margin-top="0cm" fo:margin-bottom="0.1cm"/>
      <style:text-properties fo:color="#4c4c4c" fo:font-size="20pt" style:font-size-asian="20pt" style:font-size-complex="20pt"/>
    </style:style>
    <style:style style:name="modèle_25_20obeo-outline6" style:display-name="modèle%20obeo-outline6" style:family="presentation" style:parent-style-name="modèle_25_20obeo-outline5">
      <style:paragraph-properties fo:margin-top="0cm" fo:margin-bottom="0.1cm"/>
      <style:text-properties fo:color="#4c4c4c" fo:font-size="20pt" style:font-size-asian="20pt" style:font-size-complex="20pt"/>
    </style:style>
    <style:style style:name="modèle_25_20obeo-outline7" style:display-name="modèle%20obeo-outline7" style:family="presentation" style:parent-style-name="modèle_25_20obeo-outline6">
      <style:paragraph-properties fo:margin-top="0cm" fo:margin-bottom="0.1cm"/>
      <style:text-properties fo:color="#4c4c4c" fo:font-size="20pt" style:font-size-asian="20pt" style:font-size-complex="20pt"/>
    </style:style>
    <style:style style:name="modèle_25_20obeo-outline8" style:display-name="modèle%20obeo-outline8" style:family="presentation" style:parent-style-name="modèle_25_20obeo-outline7">
      <style:paragraph-properties fo:margin-top="0cm" fo:margin-bottom="0.1cm"/>
      <style:text-properties fo:color="#4c4c4c" fo:font-size="20pt" style:font-size-asian="20pt" style:font-size-complex="20pt"/>
    </style:style>
    <style:style style:name="modèle_25_20obeo-outline9" style:display-name="modèle%20obeo-outline9" style:family="presentation" style:parent-style-name="modèle_25_20obeo-outline8">
      <style:paragraph-properties fo:margin-top="0cm" fo:margin-bottom="0.1cm"/>
      <style:text-properties fo:color="#4c4c4c" fo:font-size="20pt" style:font-size-asian="20pt" style:font-size-complex="20pt"/>
    </style:style>
    <style:style style:name="modèle_25_20obeo-subtitle" style:display-name="modèle%20obeo-subtitle" style:family="presentation">
      <style:graphic-properties draw:stroke="none" draw:fill="none" draw:textarea-vertical-align="middle">
        <text:list-style style:name="modèle_25_20obeo-subtitle" style:display-name="modèle%20obe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odèle_25_20obeo-title" style:display-name="modèle%20obeo-title" style:family="presentation">
      <style:graphic-properties draw:stroke="none" draw:fill="none" draw:textarea-vertical-align="middle">
        <text:list-style style:name="modèle_25_20obeo-title" style:display-name="modèle%20obe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Gill Sans MT'" style:font-style-name="Normal" style:font-family-generic="swiss" style:font-pitch="variable" fo:font-size="30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odèle_25_20intro-background" style:display-name="modèle%20intro-background" style:family="presentation">
      <style:graphic-properties draw:stroke="none" draw:fill="none"/>
      <style:text-properties style:letter-kerning="true"/>
    </style:style>
    <style:style style:name="modèle_25_20intro-backgroundobjects" style:display-name="modèle%20intro-backgroundobjects" style:family="presentation">
      <style:graphic-properties svg:stroke-color="#4c4c4c" draw:shadow="hidden" draw:shadow-offset-x="0.3cm" draw:shadow-offset-y="0.3cm" draw:shadow-color="#808080"/>
      <style:text-properties fo:font-family="'Gill Sans MT'" style:font-style-name="Normal" style:font-family-generic="swiss" style:font-pitch="variable" fo:font-size="16pt" fo:language="zxx" fo:country="none" style:letter-kerning="true" style:language-asian="zxx" style:country-asian="none" style:language-complex="zxx" style:country-complex="none"/>
    </style:style>
    <style:style style:name="modèle_25_20intro-notes" style:display-name="modèle%20intr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modèle_25_20intro-outline1" style:display-name="modèle%20intro-outline1" style:family="presentation">
      <style:graphic-properties draw:stroke="none" draw:fill="none">
        <text:list-style style:name="modèle_25_20intro-outline1" style:display-name="modèle%20intro-outline1">
          <text:list-level-style-image text:level="1" xlink:href="Pictures/100002010000001200000012749E27B0.png" xlink:type="simple" xlink:show="embed" xlink:actuate="onLoad">
            <style:list-level-properties text:space-before="0.3cm" text:min-label-width="0.9cm" style:vertical-pos="middle" style:vertical-rel="line" fo:width="0.302cm" fo:height="0.302cm"/>
          </text:list-level-style-image>
          <text:list-level-style-image text:level="2" xlink:href="Pictures/100002010000001200000012749E27B0.png" xlink:type="simple" xlink:show="embed" xlink:actuate="onLoad">
            <style:list-level-properties text:space-before="1.5cm" text:min-label-width="0.9cm" style:vertical-pos="middle" style:vertical-rel="line" fo:width="0.302cm" fo:height="0.302cm"/>
          </text:list-level-style-image>
          <text:list-level-style-image text:level="3" xlink:href="Pictures/100002010000001200000012749E27B0.png" xlink:type="simple" xlink:show="embed" xlink:actuate="onLoad">
            <style:list-level-properties text:space-before="2.8cm" text:min-label-width="0.8cm" style:vertical-pos="middle" style:vertical-rel="line" fo:width="0.302cm" fo:height="0.302cm"/>
          </text:list-level-style-image>
          <text:list-level-style-image text:level="4" xlink:href="Pictures/100002010000001200000012749E27B0.png" xlink:type="simple" xlink:show="embed" xlink:actuate="onLoad">
            <style:list-level-properties text:space-before="4.2cm" text:min-label-width="0.6cm" style:vertical-pos="middle" style:vertical-rel="line" fo:width="0.302cm" fo:height="0.302cm"/>
          </text:list-level-style-image>
          <text:list-level-style-image text:level="5" xlink:href="Pictures/100002010000001200000012749E27B0.png" xlink:type="simple" xlink:show="embed" xlink:actuate="onLoad">
            <style:list-level-properties text:space-before="5.4cm" text:min-label-width="0.6cm" style:vertical-pos="middle" style:vertical-rel="line" fo:width="0.302cm" fo:height="0.302cm"/>
          </text:list-level-style-image>
          <text:list-level-style-image text:level="6" xlink:href="Pictures/100002010000001200000012749E27B0.png" xlink:type="simple" xlink:show="embed" xlink:actuate="onLoad">
            <style:list-level-properties text:space-before="6.6cm" text:min-label-width="0.6cm" style:vertical-pos="middle" style:vertical-rel="line" fo:width="0.302cm" fo:height="0.302cm"/>
          </text:list-level-style-image>
          <text:list-level-style-image text:level="7" xlink:href="Pictures/100002010000001200000012749E27B0.png" xlink:type="simple" xlink:show="embed" xlink:actuate="onLoad">
            <style:list-level-properties text:space-before="7.8cm" text:min-label-width="0.6cm" style:vertical-pos="middle" style:vertical-rel="line" fo:width="0.302cm" fo:height="0.302cm"/>
          </text:list-level-style-image>
          <text:list-level-style-image text:level="8" xlink:href="Pictures/100002010000001200000012749E27B0.png" xlink:type="simple" xlink:show="embed" xlink:actuate="onLoad">
            <style:list-level-properties text:space-before="9cm" text:min-label-width="0.6cm" style:vertical-pos="middle" style:vertical-rel="line" fo:width="0.302cm" fo:height="0.302cm"/>
          </text:list-level-style-image>
          <text:list-level-style-image text:level="9" xlink:href="Pictures/100002010000001200000012749E27B0.png" xlink:type="simple" xlink:show="embed" xlink:actuate="onLoad">
            <style:list-level-properties text:space-before="10.2cm" text:min-label-width="0.6cm" style:vertical-pos="middle" style:vertical-rel="line" fo:width="0.302cm" fo:height="0.302cm"/>
          </text:list-level-style-image>
          <text:list-level-style-image text:level="10" xlink:href="Pictures/100002010000001200000012749E27B0.png" xlink:type="simple" xlink:show="embed" xlink:actuate="onLoad">
            <style:list-level-properties text:space-before="11.4cm" text:min-label-width="0.6cm" style:vertical-pos="middle" style:vertical-rel="line" fo:width="0.302cm" fo:height="0.302cm"/>
          </text:list-level-style-image>
        </text:list-style>
      </style:graphic-properties>
      <style:paragraph-properties fo:margin-left="0cm" fo:margin-right="1cm" fo:margin-top="0cm" fo:margin-bottom="0.499cm" fo:line-height="100%" fo:text-indent="0cm"/>
      <style:text-properties fo:color="#4c4c4c" style:text-outline="false" style:text-line-through-style="none" fo:font-family="'Gill Sans MT'" style:font-family-generic="swiss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modèle_25_20intro-outline2" style:display-name="modèle%20intro-outline2" style:family="presentation" style:parent-style-name="modèle_25_20intro-outline1">
      <style:paragraph-properties fo:margin-left="0cm" fo:margin-right="1cm" fo:margin-top="0cm" fo:margin-bottom="0.4cm" fo:line-height="100%" fo:text-indent="0cm"/>
      <style:text-properties fo:color="#4c4c4c" fo:font-family="'Gill Sans MT'" style:font-family-generic="swiss" style:font-pitch="variable" fo:font-size="20pt" style:font-size-asian="20pt" style:font-size-complex="20pt"/>
    </style:style>
    <style:style style:name="modèle_25_20intro-outline3" style:display-name="modèle%20intro-outline3" style:family="presentation" style:parent-style-name="modèle_25_20intro-outline2">
      <style:paragraph-properties fo:margin-left="0cm" fo:margin-right="1cm" fo:margin-top="0cm" fo:margin-bottom="0.3cm" fo:line-height="100%" fo:text-indent="0cm"/>
      <style:text-properties fo:color="#4c4c4c" fo:font-family="'Gill Sans MT'" style:font-family-generic="swiss" style:font-pitch="variable" fo:font-size="16pt" style:font-size-asian="16pt" style:font-size-complex="16pt"/>
    </style:style>
    <style:style style:name="modèle_25_20intro-outline4" style:display-name="modèle%20intro-outline4" style:family="presentation" style:parent-style-name="modèle_25_20intro-outline3">
      <style:paragraph-properties fo:margin-left="0cm" fo:margin-right="1cm" fo:margin-top="0cm" fo:margin-bottom="0.2cm" fo:line-height="100%" fo:text-indent="0cm"/>
      <style:text-properties fo:color="#4c4c4c" fo:font-family="'Gill Sans MT'" style:font-family-generic="swiss" style:font-pitch="variable" fo:font-size="12pt" style:font-size-asian="12pt" style:font-size-complex="12pt"/>
    </style:style>
    <style:style style:name="modèle_25_20intro-outline5" style:display-name="modèle%20intro-outline5" style:family="presentation" style:parent-style-name="modèle_25_20intro-outline4">
      <style:paragraph-properties fo:margin-top="0cm" fo:margin-bottom="0.1cm"/>
      <style:text-properties fo:font-family="'Gill Sans MT'" style:font-family-generic="swiss" style:font-pitch="variable" fo:font-size="20pt" style:font-size-asian="20pt" style:font-size-complex="20pt"/>
    </style:style>
    <style:style style:name="modèle_25_20intro-outline6" style:display-name="modèle%20intro-outline6" style:family="presentation" style:parent-style-name="modèle_25_20intro-outline5">
      <style:paragraph-properties fo:margin-top="0cm" fo:margin-bottom="0.1cm"/>
      <style:text-properties fo:font-family="'Gill Sans MT'" style:font-family-generic="swiss" style:font-pitch="variable" fo:font-size="20pt" style:font-size-asian="20pt" style:font-size-complex="20pt"/>
    </style:style>
    <style:style style:name="modèle_25_20intro-outline7" style:display-name="modèle%20intro-outline7" style:family="presentation" style:parent-style-name="modèle_25_20intro-outline6">
      <style:paragraph-properties fo:margin-top="0cm" fo:margin-bottom="0.1cm"/>
      <style:text-properties fo:font-family="'Gill Sans MT'" style:font-family-generic="swiss" style:font-pitch="variable" fo:font-size="20pt" style:font-size-asian="20pt" style:font-size-complex="20pt"/>
    </style:style>
    <style:style style:name="modèle_25_20intro-outline8" style:display-name="modèle%20intro-outline8" style:family="presentation" style:parent-style-name="modèle_25_20intro-outline7">
      <style:paragraph-properties fo:margin-top="0cm" fo:margin-bottom="0.1cm"/>
      <style:text-properties fo:font-family="'Gill Sans MT'" style:font-family-generic="swiss" style:font-pitch="variable" fo:font-size="20pt" style:font-size-asian="20pt" style:font-size-complex="20pt"/>
    </style:style>
    <style:style style:name="modèle_25_20intro-outline9" style:display-name="modèle%20intro-outline9" style:family="presentation" style:parent-style-name="modèle_25_20intro-outline8">
      <style:paragraph-properties fo:margin-top="0cm" fo:margin-bottom="0.1cm"/>
      <style:text-properties fo:font-family="'Gill Sans MT'" style:font-family-generic="swiss" style:font-pitch="variable" fo:font-size="20pt" style:font-size-asian="20pt" style:font-size-complex="20pt"/>
    </style:style>
    <style:style style:name="modèle_25_20intro-subtitle" style:display-name="modèle%20intro-subtitle" style:family="presentation">
      <style:graphic-properties draw:stroke="none" draw:fill="none" draw:textarea-vertical-align="middle">
        <text:list-style style:name="modèle_25_20intro-subtitle" style:display-name="modèle%20int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odèle_25_20intro-title" style:display-name="modèle%20intro-title" style:family="presentation">
      <style:graphic-properties draw:stroke="none" draw:fill="none" draw:textarea-vertical-align="middle">
        <text:list-style style:name="modèle_25_20intro-title" style:display-name="modèle%20int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Gill Sans MT'" style:font-family-generic="swiss" style:font-pitch="variable" fo:font-size="30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bold" style:font-family-complex="Tahoma" style:font-family-generic-complex="system" style:font-pitch-complex="variable" style:font-size-complex="32pt" style:language-complex="zxx" style:country-complex="none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999cm"/>
    </style:style>
    <style:style style:name="Mpr1" style:family="presentation" style:parent-style-name="modèle_25_20obeo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dèle_25_20obeo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dèle_25_20obe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odèle_25_20intro-outline1">
      <style:graphic-properties draw:auto-grow-height="false" fo:min-height="13.86cm"/>
    </style:style>
    <style:style style:name="Mpr5" style:family="presentation" style:parent-style-name="modèle_25_20intro-backgroundobjects">
      <style:graphic-properties draw:stroke="none" draw:fill="none" draw:fill-color="#ffffff" draw:auto-grow-height="false" fo:min-height="1.449cm"/>
    </style:style>
    <style:style style:name="Mpr6" style:family="presentation" style:parent-style-name="modèle_25_20intro-title">
      <style:graphic-properties draw:auto-grow-height="false" fo:min-height="3.507cm"/>
    </style:style>
    <style:style style:name="Mpr7" style:family="presentation" style:parent-style-name="modèle_25_20intro-backgroundobjects">
      <style:graphic-properties draw:stroke="none" draw:fill="none" draw:fill-color="#ffffff" draw:auto-grow-height="false" fo:min-height="1.485cm"/>
    </style:style>
    <style:style style:name="Mpr8" style:family="presentation" style:parent-style-name="modèle_25_20int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 style:punctuation-wrap="simple" style:line-break="normal"/>
    </style:style>
    <style:style style:name="MP7" style:family="paragraph">
      <style:paragraph-properties fo:margin-left="0cm" fo:margin-right="0cm" fo:text-indent="0cm" style:punctuation-wrap="simple" style:line-break="normal"/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Gill Sans MT'" style:font-family-generic="swiss" style:font-pitch="variable" fo:font-size="14pt" style:font-size-asian="14pt" style:font-size-complex="14pt"/>
    </style:style>
    <style:style style:name="MT3" style:family="text">
      <style:text-properties fo:color="#33a3a3" fo:font-size="16pt" style:font-size-asian="16pt" style:font-size-complex="16pt"/>
    </style:style>
    <style:style style:name="MT4" style:family="text">
      <style:text-properties fo:color="#33a3a3" fo:font-size="14pt" style:font-size-asian="14pt" style:font-size-complex="14pt"/>
    </style:style>
    <style:style style:name="MT5" style:family="text">
      <style:text-properties fo:color="#000000" fo:font-family="'Gill Sans MT'" style:font-family-generic="swiss" style:font-pitch="variable" fo:font-size="10pt" fo:language="en" fo:country="US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2000000000A0000000ADFBE81A4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741cm" fo:height="0.84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èle_25_20obeo" style:display-name="modèle%20obeo" style:page-layout-name="PM1" draw:style-name="Mdp1">
      <draw:frame presentation:style-name="modèle_25_20obeo-outline1" draw:layer="backgroundobjects" svg:width="15.199cm" svg:height="14.084cm" svg:x="6.401cm" svg:y="9.75cm" presentation:class="outline" presentation:placeholder="true">
        <draw:text-box/>
      </draw:frame>
      <draw:frame presentation:style-name="Mpr1" draw:text-style-name="MP1" draw:layer="backgroundobjects" svg:width="6.523cm" svg:height="1.448cm" svg:x="20cm" svg:y="1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0.125cm" svg:y="19.25cm" presentation:class="footer">
        <draw:text-box>
          <text:p text:style-name="MP3"><text:span text:style-name="MT1"><presentation:footer/></text:span></text:p>
        </draw:text-box>
      </draw:frame>
      <draw:frame draw:style-name="Mgr3" draw:text-style-name="MP4" draw:layer="backgroundobjects" svg:width="27.999cm" svg:height="7.938cm" svg:x="0.001cm" svg:y="0cm">
        <draw:image xlink:href="Pictures/1000000000000834000001DE1F6A9088.png" xlink:type="simple" xlink:show="embed" xlink:actuate="onLoad">
          <text:p/>
        </draw:image>
      </draw:frame>
      <draw:frame presentation:style-name="modèle_25_20obeo-title" draw:layer="backgroundobjects" svg:width="12.5cm" svg:height="2.006cm" svg:x="7.75cm" svg:y="7.25cm" presentation:class="title" presentation:placeholder="true">
        <draw:text-box/>
      </draw:frame>
      <draw:frame presentation:style-name="Mpr1" draw:text-style-name="MP3" draw:layer="backgroundobjects" svg:width="3.25cm" svg:height="0.948cm" svg:x="12.375cm" svg:y="20cm" presentation:class="page-number">
        <draw:text-box>
          <text:p text:style-name="MP3"><text:span text:style-name="MT2">Page </text:span><text:span text:style-name="MT2"><text:page-number>&lt;numéro&gt;</text:page-number></text:span></text:p>
        </draw:text-box>
      </draw:frame>
      <draw:frame draw:style-name="Mgr3" draw:text-style-name="MP4" draw:layer="backgroundobjects" svg:width="27.999cm" svg:height="2.192cm" svg:x="0.001cm" svg:y="18.908cm">
        <draw:image xlink:href="Pictures/100002010000082D000000A4C4012CB1.png" xlink:type="simple" xlink:show="embed" xlink:actuate="onLoad">
          <text:p/>
        </draw:image>
      </draw:frame>
      <presentation:notes style:page-layout-name="PM2">
        <draw:page-thumbnail presentation:style-name="modèle_25_20obeo-title" draw:layer="backgroundobjects" svg:width="14.848cm" svg:height="11.136cm" svg:x="3.075cm" svg:y="2.257cm" presentation:class="page"/>
        <draw:frame presentation:style-name="modèle_25_20obe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èle_25_20intro" style:display-name="modèle%20intro" style:page-layout-name="PM1" draw:style-name="Mdp2">
      <draw:frame presentation:style-name="Mpr4" draw:layer="backgroundobjects" svg:width="25.75cm" svg:height="14.423cm" svg:x="1.25cm" svg:y="4.7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4" draw:layer="backgroundobjects" svg:width="27.999cm" svg:height="2.372cm" svg:x="0.001cm" svg:y="18.628cm">
        <draw:image xlink:href="Pictures/1000000000000834000000B2E52CA5D5.jpg" xlink:type="simple" xlink:show="embed" xlink:actuate="onLoad">
          <text:p/>
        </draw:image>
      </draw:frame>
      <draw:frame presentation:style-name="Mpr5" draw:text-style-name="MP2" draw:layer="backgroundobjects" svg:width="6.523cm" svg:height="0.75cm" svg:x="1.5cm" svg:y="19.6cm" presentation:class="page-number">
        <draw:text-box>
          <text:p text:style-name="MP5"><text:span text:style-name="MT3"><text:page-number>&lt;numéro&gt;</text:page-number></text:span></text:p>
          <text:p text:style-name="MP5"><text:span text:style-name="MT4"/></text:p>
        </draw:text-box>
      </draw:frame>
      <draw:frame draw:style-name="Mgr3" draw:text-style-name="MP4" draw:layer="backgroundobjects" svg:width="27.999cm" svg:height="3.332cm" svg:x="0.001cm" svg:y="-0.082cm">
        <draw:image xlink:href="Pictures/100000000000041A0000007D712A2EC9.png" xlink:type="simple" xlink:show="embed" xlink:actuate="onLoad">
          <text:p/>
        </draw:image>
      </draw:frame>
      <draw:frame presentation:style-name="Mpr6" draw:layer="backgroundobjects" svg:width="25.199cm" svg:height="3.506cm" svg:x="1.4cm" svg:y="1.337cm" presentation:class="title">
        <draw:text-box>
          <text:p>Cliquez pour éditer le format du texte-titre</text:p>
        </draw:text-box>
      </draw:frame>
      <draw:frame draw:style-name="Mgr4" draw:text-style-name="MP7" draw:layer="backgroundobjects" svg:width="4.35cm" svg:height="1.249cm" draw:transform="rotate (1.5707963267946) translate (-0.299cm 19.4cm)">
        <draw:text-box>
          <text:p text:style-name="MP6"><text:span text:style-name="MT5">© Copyright 2010 Obeo</text:span></text:p>
        </draw:text-box>
      </draw:frame>
      <presentation:notes style:page-layout-name="PM2">
        <draw:page-thumbnail presentation:style-name="modèle_25_20intro-title" draw:layer="backgroundobjects" svg:width="14.848cm" svg:height="11.136cm" svg:x="3.075cm" svg:y="2.257cm" presentation:class="page"/>
        <draw:frame presentation:style-name="modèle_25_20intr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6-11T14:55:30.68</meta:creation-date>
    <meta:editing-duration>PT57M18S</meta:editing-duration>
    <meta:editing-cycles>12</meta:editing-cycles>
    <meta:generator>LibreOffice/3.3$Win32 LibreOffice_project/330m19$Build-301</meta:generator>
    <dc:date>2012-06-11T15:52:51.97</dc:date>
    <meta:document-statistic meta:object-count="72"/>
  </office:meta>
</office:document-meta>
</file>